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5E0000005EB4395528.png"/>
  <manifest:file-entry manifest:media-type="image/png" manifest:full-path="Pictures/100000000000005E0000005E8FB2B48D.png"/>
  <manifest:file-entry manifest:media-type="image/png" manifest:full-path="Pictures/100000000000005E0000005E1885C8B6.png"/>
  <manifest:file-entry manifest:media-type="image/png" manifest:full-path="Pictures/100000000000000800000008F2177948.png"/>
  <manifest:file-entry manifest:media-type="image/png" manifest:full-path="Pictures/100000000000005E0000005EB866A8A7.png"/>
  <manifest:file-entry manifest:media-type="image/png" manifest:full-path="Pictures/1000000000000008000000083117E2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1cm"/>
    </style:style>
    <style:style style:name="gr2" style:family="graphic" style:parent-style-name="objectwithoutfill">
      <style:graphic-properties svg:stroke-color="#0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="bitmap" draw:fill-image-name="Linen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gradient" draw:fill-color="#cccccc" draw:fill-gradient-name="iOS_20_toolbar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00" draw:marker-start-width="0.35cm" draw:marker-end-width="0.35cm" draw:fill="hatch" draw:fill-hatch-name="Black_20_90_20_Degrees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1cm" draw:marker-start="Arrowheads_20_1" draw:marker-start-width="0.215cm" draw:marker-end="" draw:marker-end-width="0.315cm" draw:fill="none" draw:textarea-vertical-align="middle" fo:padding-top="0.13cm" fo:padding-bottom="0.13cm" fo:padding-left="0.255cm" fo:padding-right="0.255cm"/>
    </style:style>
    <style:style style:name="gr23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6309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8cm"/>
    </style:style>
    <style:style style:name="gr29" style:family="graphic" style:parent-style-name="standard">
      <style:graphic-properties draw:stroke="none" draw:fill="solid" draw:fill-color="#000000" draw:opacity="90%" draw:textarea-horizontal-align="justify" draw:textarea-vertical-align="middle" draw:auto-grow-height="false" draw:shadow-opacity="90%"/>
    </style:style>
    <style:style style:name="gr30" style:family="graphic" style:parent-style-name="objectwithoutfill">
      <style:graphic-properties svg:stroke-width="0.2cm" svg:stroke-color="#ffffff" draw:marker-start="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c0c0c0" draw:marker-start-width="0.5cm" draw:marker-end-width="0.5cm" draw:fill="none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solid" svg:stroke-color="#333333" draw:fill="solid" draw:fill-color="#e6e6e6" draw:textarea-horizontal-align="justify" draw:textarea-vertical-align="middle" draw:auto-grow-height="false"/>
    </style:style>
    <style:style style:name="gr33" style:family="graphic" style:parent-style-name="objectwithoutfill">
      <style:graphic-properties svg:stroke-width="0.15cm" svg:stroke-color="#e6e6e6" draw:marker-start-width="0.425cm" draw:marker-end-width="0.425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draw:stroke="none" draw:fill="bitmap" draw:fill-image-name="Parchment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solid" draw:fill-color="#c0c0c0" draw:fill-image-name="Parchment" draw:fill-image-width="0cm" draw:fill-image-height="0cm" draw:textarea-horizontal-align="justify" draw:textarea-vertical-align="middle" draw:auto-grow-height="false"/>
    </style:style>
    <style:style style:name="gr36" style:family="graphic" style:parent-style-name="standard">
      <style:graphic-properties svg:stroke-color="#c0c0c0" draw:fill="solid" draw:fill-color="#ffffff" draw:fill-image-name="Parchment" draw:fill-image-width="0cm" draw:fill-image-height="0cm" draw:textarea-horizontal-align="justify" draw:textarea-vertical-align="middle" draw:auto-grow-height="false"/>
    </style:style>
    <style:style style:name="gr37" style:family="graphic" style:parent-style-name="standard">
      <style:graphic-properties svg:stroke-color="#333333" draw:fill="solid" draw:fill-color="#808080" draw:fill-image-name="Parchment" draw:fill-image-width="0cm" draw:fill-image-height="0cm" draw:textarea-horizontal-align="justify" draw:textarea-vertical-align="middle" draw:auto-grow-height="false"/>
    </style:style>
    <style:style style:name="gr38" style:family="graphic" style:parent-style-name="objectwithoutfill">
      <style:graphic-properties svg:stroke-color="#808080" draw:fill="none" draw:fill-image-name="Parchment" draw:fill-image-width="0cm" draw:fill-image-height="0cm" draw:textarea-vertical-align="middle"/>
    </style:style>
    <style:style style:name="gr39" style:family="graphic" style:parent-style-name="standard">
      <style:graphic-properties draw:stroke="none" draw:fill="gradient" draw:fill-color="#b3b3b3" draw:fill-gradient-name="iOS_20_toolbar" draw:fill-image-name="Parchment" draw:fill-image-width="0cm" draw:fill-image-height="0cm" draw:textarea-horizontal-align="justify" draw:textarea-vertical-align="middle" draw:auto-grow-height="false"/>
    </style:style>
    <style:style style:name="gr40" style:family="graphic" style:parent-style-name="objectwithoutfill">
      <style:graphic-properties draw:fill="none" draw:fill-image-name="Parchment" draw:fill-image-width="0cm" draw:fill-image-height="0cm" draw:textarea-vertical-align="middle"/>
    </style:style>
    <style:style style:name="P1" style:family="paragraph">
      <style:paragraph-properties fo:text-align="center"/>
      <style:text-properties fo:color="#008080" fo:font-family="'Liberation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paragraph-properties fo:text-align="center"/>
      <style:text-properties fo:color="#c0c0c0" fo:font-weight="bold" style:font-weight-asian="bold" style:font-weight-complex="bold"/>
    </style:style>
    <style:style style:name="P8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  <style:text-properties fo:color="#999999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7" style:family="paragraph">
      <style:paragraph-properties fo:text-align="center"/>
      <style:text-properties fo:color="#000000"/>
    </style:style>
    <style:style style:name="T1" style:family="text">
      <style:text-properties fo:color="#00808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color="#c0c0c0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999999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663300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5.3cm" svg:height="1.517cm" svg:x="7.7cm" svg:y="1.083cm">
          <draw:text-box>
            <text:p text:style-name="P1"><text:span text:style-name="T1">iWave UI</text:span></text:p>
          </draw:text-box>
        </draw:frame>
        <draw:path draw:style-name="gr2" draw:text-style-name="P2" draw:layer="layout" svg:width="11.358cm" svg:height="5.187cm" draw:transform="rotate (0.417482757077044) translate (1.03176988438642cm 2.68422670029221cm)" svg:viewBox="0 0 11359 5188" svg:d="m0 3c426-22 853 80 1234 276 484 249 465 824 904 1124 351 240 686 585 1137 595 462 11 928-98 1390 29 543 150 569 840 1012 1082 406 221 780 483 1386 343 524-121 1184 142 1507 579 353 477 766 808 1235 1090 525 316 885-630 1347-80l207 45">
          <text:p/>
        </draw:path>
        <draw:path draw:style-name="gr2" draw:text-style-name="P2" draw:layer="layout" svg:width="4.469cm" svg:height="4.972cm" draw:transform="skewX (0.0357792496658837) rotate (-0.767072206251508) translate (16.9555723125805cm -0.704576270273853cm)" svg:viewBox="0 0 4470 4973" svg:d="m0 4940c480 106 1140-30 1311-536 150-449 109-979 418-1369 289-366 732-715 1161-624 642 135 1021-66 1311-417 369-447-18-1073 120-1607l149-387">
          <text:p/>
        </draw:path>
        <draw:frame draw:style-name="gr3" draw:text-style-name="P3" draw:layer="layout" svg:width="2.966cm" svg:height="0.962cm" svg:x="8.774cm" svg:y="3.4cm">
          <draw:text-box>
            <text:p text:style-name="P3"><text:span text:style-name="T2">Screens</text:span></text:p>
          </draw:text-box>
        </draw:frame>
        <draw:custom-shape draw:style-name="gr4" draw:text-style-name="P4" draw:layer="layout" svg:width="4.5cm" svg:height="1.6cm" svg:x="1.3cm" svg:y="4.4cm">
          <text:p text:style-name="P4"><text:span text:style-name="T3">Welcome </text:span></text:p>
          <text:p text:style-name="P4"><text:span text:style-name="T3">(first time only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1cm" svg:height="1.6cm" svg:x="6.5cm" svg:y="4.4cm">
          <text:p text:style-name="P4"><text:span text:style-name="T3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6cm" svg:x="1.5cm" svg:y="6.6cm">
          <text:p text:style-name="P2"><text:span text:style-name="T4">Edit</text:span></text:p>
          <text:p text:style-name="P2"><text:span text:style-name="T5">Account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7cm" svg:y1="6.5cm" svg:x2="3.7cm" svg:y2="8.4cm">
          <text:p/>
        </draw:line>
        <draw:custom-shape draw:style-name="gr4" draw:text-style-name="P6" draw:layer="layout" svg:width="1.9cm" svg:height="1.7cm" svg:x="3.9cm" svg:y="6.6cm">
          <text:p text:style-name="P6"><text:span text:style-name="T4">Mes-</text:span></text:p>
          <text:p text:style-name="P6"><text:span text:style-name="T4">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cm" svg:height="1.7cm" svg:x="6.6cm" svg:y="6.6cm">
          <text:p text:style-name="P6"><text:span text:style-name="T4">Accounts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cm" svg:y1="5.3cm" svg:x2="6.6cm" svg:y2="5.3cm">
          <text:p/>
        </draw:line>
        <draw:custom-shape draw:style-name="gr4" draw:text-style-name="P6" draw:layer="layout" svg:width="2.2cm" svg:height="1.6cm" svg:x="9.7cm" svg:y="6.7cm">
          <text:p text:style-name="P6"><text:span text:style-name="T4">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cm" svg:height="1.7cm" svg:x="12.4cm" svg:y="6.6cm">
          <text:p text:style-name="P6"><text:span text:style-name="T4">Waves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3cm" svg:y1="7.4cm" svg:x2="10cm" svg:y2="7.4cm">
          <text:p/>
        </draw:line>
        <draw:line draw:style-name="gr7" draw:text-style-name="P2" draw:layer="layout" svg:x1="11.9cm" svg:y1="7.4cm" svg:x2="12.7cm" svg:y2="7.4cm">
          <text:p/>
        </draw:line>
        <draw:line draw:style-name="gr6" draw:text-style-name="P2" draw:layer="layout" svg:x1="15.1cm" svg:y1="6.6cm" svg:x2="15.1cm" svg:y2="8.5cm">
          <text:p/>
        </draw:line>
        <draw:custom-shape draw:style-name="gr4" draw:text-style-name="P6" draw:layer="layout" svg:width="2.3cm" svg:height="1.5cm" svg:x="15.5cm" svg:y="6.7cm">
          <text:p text:style-name="P6"><text:span text:style-name="T4">Wav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1.9cm" svg:x="6.6cm" svg:y="9.2cm">
          <text:p text:style-name="P6"><text:span text:style-name="T4">Edit</text:span></text:p>
          <text:p text:style-name="P6"><text:span text:style-name="T6">Account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3cm" svg:y1="8.3cm" svg:x2="7.3cm" svg:y2="9.2cm">
          <text:p text:style-name="P4"><text:span text:style-name="T7">+</text:span></text:p>
        </draw:line>
        <draw:line draw:style-name="gr8" draw:text-style-name="P2" draw:layer="layout" svg:x1="8cm" svg:y1="8.3cm" svg:x2="8cm" svg:y2="9.2cm">
          <text:p text:style-name="P2">Edit</text:p>
        </draw:line>
        <draw:custom-shape draw:style-name="gr5" draw:text-style-name="P2" draw:layer="layout" svg:width="2.1cm" svg:height="2cm" svg:x="9.7cm" svg:y="9.1cm">
          <text:p text:style-name="P2"><text:span text:style-name="T4">Edit</text:span></text:p>
          <text:p text:style-name="P2">Inbox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1cm" svg:y1="8.3cm" svg:x2="10.1cm" svg:y2="9.1cm">
          <text:p/>
        </draw:line>
        <draw:line draw:style-name="gr7" draw:text-style-name="P2" draw:layer="layout" svg:x1="11cm" svg:y1="8.3cm" svg:x2="11cm" svg:y2="9.1cm">
          <text:p/>
        </draw:line>
        <draw:custom-shape draw:style-name="gr4" draw:text-style-name="P6" draw:layer="layout" svg:width="2cm" svg:height="2cm" svg:x="12.8cm" svg:y="9.1cm">
          <text:p text:style-name="P6"><text:span text:style-name="T4">Inspect-</text:span></text:p>
          <text:p text:style-name="P6"><text:span text:style-name="T4">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cm" svg:height="2.1cm" svg:x="15.5cm" svg:y="9.1cm">
          <text:p text:style-name="P6"><text:span text:style-name="T4">Fon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8cm" svg:height="2.1cm" svg:x="17.9cm" svg:y="9.1cm">
          <text:p text:style-name="P6"><text:span text:style-name="T4">Medi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2.3cm" svg:x="15.5cm" svg:y="11.7cm">
          <text:p text:style-name="P6"><text:span text:style-name="T4">Color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6.2cm" svg:y1="8.2cm" svg:x2="14.2cm" svg:y2="9.1cm">
          <text:p/>
        </draw:line>
        <draw:line draw:style-name="gr7" draw:text-style-name="P2" draw:layer="layout" svg:x1="17cm" svg:y1="8.2cm" svg:x2="18.6cm" svg:y2="9.1cm">
          <text:p/>
        </draw:line>
        <draw:line draw:style-name="gr7" draw:text-style-name="P2" draw:layer="layout" svg:x1="14.8cm" svg:y1="10.2cm" svg:x2="15.5cm" svg:y2="10.2cm">
          <text:p/>
        </draw:line>
        <draw:line draw:style-name="gr7" draw:text-style-name="P2" draw:layer="layout" svg:x1="16.5cm" svg:y1="11.2cm" svg:x2="16.5cm" svg:y2="12cm">
          <text:p/>
        </draw:line>
        <draw:line draw:style-name="gr6" draw:text-style-name="P2" draw:layer="layout" svg:x1="15.1cm" svg:y1="8.4cm" svg:x2="19.6cm" svg:y2="8.4cm">
          <text:p/>
        </draw:line>
        <draw:line draw:style-name="gr7" draw:text-style-name="P2" draw:layer="layout" svg:x1="17cm" svg:y1="11.2cm" svg:x2="17cm" svg:y2="12cm">
          <text:p/>
        </draw:line>
        <draw:custom-shape draw:style-name="gr4" draw:text-style-name="P6" draw:layer="layout" svg:width="2cm" svg:height="2.2cm" svg:x="12.8cm" svg:y="11.7cm">
          <text:p text:style-name="P6"><text:span text:style-name="T4">Font</text:span></text:p>
          <text:p text:style-name="P6"><text:span text:style-name="T4">Family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5.6cm" svg:y1="11.2cm" svg:x2="14.5cm" svg:y2="11.8cm">
          <text:p/>
        </draw:line>
        <draw:frame draw:style-name="gr9" draw:layer="layout" svg:width="0.625cm" svg:height="0.962cm" svg:x="1.075cm" svg:y="3.938cm">
          <draw:text-box>
            <text:p>X</text:p>
          </draw:text-box>
        </draw:frame>
        <draw:frame draw:style-name="gr3" draw:layer="layout" svg:width="0.925cm" svg:height="0.962cm" svg:x="6.175cm" svg:y="4cm">
          <draw:text-box>
            <text:p>X</text:p>
          </draw:text-box>
        </draw:frame>
        <draw:frame draw:style-name="gr3" draw:layer="layout" svg:width="1.383cm" svg:height="0.962cm" svg:x="0.917cm" svg:y="6.1cm">
          <draw:text-box>
            <text:p>VC</text:p>
          </draw:text-box>
        </draw:frame>
        <draw:frame draw:style-name="gr3" draw:layer="layout" svg:width="1.383cm" svg:height="0.962cm" svg:x="6.217cm" svg:y="8.8cm">
          <draw:text-box>
            <text:p>VC</text:p>
          </draw:text-box>
        </draw:frame>
        <draw:frame draw:style-name="gr3" draw:layer="layout" svg:width="1.383cm" svg:height="0.962cm" svg:x="9.2cm" svg:y="8.7cm">
          <draw:text-box>
            <text:p>VC</text:p>
          </draw:text-box>
        </draw:frame>
        <draw:frame draw:style-name="gr3" draw:layer="layout" svg:width="1.383cm" svg:height="0.962cm" svg:x="15cm" svg:y="11.238cm">
          <draw:text-box>
            <text:p>VC</text:p>
          </draw:text-box>
        </draw:frame>
        <draw:frame draw:style-name="gr3" draw:layer="layout" svg:width="1.383cm" svg:height="0.962cm" svg:x="17.417cm" svg:y="8.7cm">
          <draw:text-box>
            <text:p>VC</text:p>
          </draw:text-box>
        </draw:frame>
        <draw:frame draw:style-name="gr3" draw:layer="layout" svg:width="0.925cm" svg:height="0.962cm" svg:x="3.575cm" svg:y="6.238cm">
          <draw:text-box>
            <text:p>X</text:p>
          </draw:text-box>
        </draw:frame>
        <draw:frame draw:style-name="gr3" draw:layer="layout" svg:width="0.925cm" svg:height="0.962cm" svg:x="6.275cm" svg:y="6.138cm">
          <draw:text-box>
            <text:p>X</text:p>
          </draw:text-box>
        </draw:frame>
        <draw:frame draw:style-name="gr3" draw:layer="layout" svg:width="0.925cm" svg:height="0.962cm" svg:x="9.375cm" svg:y="6.2cm">
          <draw:text-box>
            <text:p>X</text:p>
          </draw:text-box>
        </draw:frame>
        <draw:frame draw:style-name="gr3" draw:layer="layout" svg:width="0.925cm" svg:height="0.962cm" svg:x="12.1cm" svg:y="6.1cm">
          <draw:text-box>
            <text:p>X</text:p>
          </draw:text-box>
        </draw:frame>
        <draw:frame draw:style-name="gr3" draw:layer="layout" svg:width="0.925cm" svg:height="0.962cm" svg:x="15.2cm" svg:y="6.238cm">
          <draw:text-box>
            <text:p>X</text:p>
          </draw:text-box>
        </draw:frame>
        <draw:frame draw:style-name="gr3" draw:layer="layout" svg:width="0.925cm" svg:height="0.962cm" svg:x="12.4cm" svg:y="8.7cm">
          <draw:text-box>
            <text:p>X</text:p>
          </draw:text-box>
        </draw:frame>
        <draw:frame draw:style-name="gr3" draw:layer="layout" svg:width="0.925cm" svg:height="0.962cm" svg:x="15.2cm" svg:y="8.638cm">
          <draw:text-box>
            <text:p>X</text:p>
          </draw:text-box>
        </draw:frame>
        <draw:frame draw:style-name="gr3" draw:layer="layout" svg:width="0.925cm" svg:height="0.962cm" svg:x="12.575cm" svg:y="11.238cm">
          <draw:text-box>
            <text:p>X</text:p>
          </draw:text-box>
        </draw:frame>
        <draw:frame draw:style-name="gr3" draw:layer="layout" svg:width="6.691cm" svg:height="1.673cm" svg:x="1cm" svg:y="2.7cm">
          <draw:text-box>
            <text:p>All in UISplitView</text:p>
            <text:p>| seperates both sides</text:p>
          </draw:text-box>
        </draw:frame>
        <draw:frame draw:style-name="gr3" draw:layer="layout" svg:width="8.749cm" svg:height="1.673cm" svg:x="11.551cm" svg:y="2.9cm">
          <draw:text-box>
            <text:p>X = XML sourced over XMPP</text:p>
            <text:p>VC = from VCIndex</text:p>
          </draw:text-box>
        </draw:frame>
        <draw:frame draw:style-name="gr10" draw:text-style-name="P3" draw:layer="layout" svg:width="2.513cm" svg:height="0.962cm" svg:x="9.3cm" svg:y="14.838cm">
          <draw:text-box>
            <text:p><text:span text:style-name="T2">Modes</text:span></text:p>
          </draw:text-box>
        </draw:frame>
        <draw:path draw:style-name="gr2" draw:text-style-name="P2" draw:layer="layout" svg:width="13.637cm" svg:height="13.574cm" draw:transform="skewX (-8.05659345584411E-017) rotate (0.719424717672063) translate (1.09635382419729cm 14.1222911807785cm)" svg:viewBox="0 0 13638 13575" svg:d="m0 33c564-148 1044 227 1302 646 329 534 64 1210 120 1808 47 492 499 904 948 1052 508 166 1073 76 1595 187 418 88 890 585 571 1104-325 528 261 941 610 1249 368 325 786 702 1329 615 659-105 1307 187 1750 763 347 453 300 932 505 1432 195 477 381 1025 839 1175 519 171 1148-90 1653 184 404 220 878 366 1189 712 391 434 451 1067 489 1638l148 459 314 330 276 188">
          <text:p/>
        </draw:path>
        <draw:custom-shape draw:style-name="gr11" draw:text-style-name="P8" draw:layer="layout" svg:width="2.9cm" svg:height="2.4cm" svg:x="1.3cm" svg:y="15.4cm">
          <text:p text:style-name="P8"><text:span text:style-name="T8">- Accounts</text:span></text:p>
          <text:p text:style-name="P8"><text:span text:style-name="T8">- Inbox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cm" svg:height="2.1cm" svg:x="1.4cm" svg:y="18.4cm">
          <text:p text:style-name="P2">Edit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cm" svg:height="2.2cm" svg:x="5cm" svg:y="15.5cm">
          <text:p text:style-name="P2"><text:span text:style-name="T8">Wav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2.1cm" svg:x="5.1cm" svg:y="18.4cm">
          <text:p text:style-name="P2">Multi-</text:p>
          <text:p text:style-name="P2">select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7cm" svg:height="1.9cm" svg:x="8.4cm" svg:y="15.8cm">
          <text:p text:style-name="P2"><text:span text:style-name="T9">Welco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cm" svg:height="2cm" svg:x="8.5cm" svg:y="18.5cm">
          <text:p text:style-name="P2">Welcome</text:p>
          <text:p text:style-name="P2">(change Edit)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8" draw:layer="layout" svg:width="6.8cm" svg:height="2cm" svg:x="12.7cm" svg:y="15.8cm">
          <text:p text:style-name="P8"><text:span text:style-name="T8">Wav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7cm" svg:y1="15.8cm" svg:x2="11.7cm" svg:y2="27.7cm">
          <text:p/>
        </draw:line>
        <draw:frame draw:style-name="gr3" draw:layer="layout" svg:width="8.211cm" svg:height="0.962cm" svg:x="7.489cm" svg:y="27.6cm">
          <draw:text-box>
            <text:p>Normal modes not included</text:p>
          </draw:text-box>
        </draw:frame>
        <draw:custom-shape draw:style-name="gr4" draw:text-style-name="P2" draw:layer="layout" svg:width="2.7cm" svg:height="2.3cm" svg:x="12.6cm" svg:y="18.5cm">
          <text:p text:style-name="P2">Playbac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2.3cm" svg:x="15.9cm" svg:y="18.5cm">
          <text:p text:style-name="P2">EditPos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cm" svg:height="2.5cm" svg:x="12.6cm" svg:y="24.5cm">
          <text:p text:style-name="P2">Mov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cm" svg:height="2.8cm" svg:x="12.6cm" svg:y="21.1cm">
          <text:p text:style-name="P2">Participan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cm" svg:height="2.7cm" svg:x="15.9cm" svg:y="21.2cm">
          <text:p text:style-name="P2">Searc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2" draw:layer="layout" svg:width="19cm" svg:height="26.4cm" svg:x="1cm" svg:y="2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9cm" svg:height="1.4cm" svg:x="1cm" svg:y="1cm">
          <text:p text:style-name="P4"><text:span text:style-name="T3">Lorem ipsu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draw:layer="layout" svg:width="2.4cm" svg:height="1cm" svg:x="1.2cm" svg:y="1.2cm">
          <text:p text:style-name="P2">Inboxes</text:p>
          <draw:enhanced-geometry svg:viewBox="0 0 21600 21600" draw:path-stretchpoint-x="10800" draw:path-stretchpoint-y="10800" draw:text-areas="?f3 ?f4 ?f5 ?f6" draw:type="round-rectangle" draw:modifiers="7766.292134831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4.1cm" svg:y1="2.2cm" svg:x2="4.3cm" svg:y2="1.8cm">
          <text:p/>
        </draw:line>
        <draw:custom-shape draw:style-name="gr16" draw:text-style-name="P2" draw:layer="layout" svg:width="0.707cm" svg:height="0.707cm" draw:transform="rotate (-0.785398163397448) translate (19.2cm 1.094cm)">
          <text:p/>
          <draw:enhanced-geometry svg:viewBox="0 0 21600 21600" draw:glue-points="10800 0 5400 10800 0 21600 10800 21600 21600 21600 16200 10800" draw:text-areas="1900 12700 12700 19700" draw:mirror-horizontal="true" draw:mirror-vertical="true" draw:type="right-triangle" draw:enhanced-path="M 0 0 L 21600 21600 0 21600 0 0 Z N"/>
        </draw:custom-shape>
        <draw:custom-shape draw:style-name="gr17" draw:text-style-name="P2" draw:layer="layout" svg:width="0.6cm" svg:height="0.7cm" svg:x="18.1cm" svg:y="1.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2cm" svg:height="0.2cm" svg:x="18.3cm" svg:y="1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6cm" svg:height="0.9cm" svg:x="3.9cm" svg:y="1.2cm">
          <text:p/>
          <draw:enhanced-geometry svg:viewBox="0 0 21600 21600" draw:glue-points="10800 0 0 10800 10800 21600 21600 10800" draw:text-areas="0 0 21600 ?f11" draw:mirror-horizontal="true" draw:mirror-vertical="true" draw:type="paper" draw:modifiers="16639.087018544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" draw:layer="layout" svg:width="1.1cm" svg:height="0.6cm" svg:x="16.6cm" svg:y="1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9cm" svg:height="0.5cm" svg:x="16.8cm" svg:y="1.4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7.2cm" svg:y1="1.4cm" svg:x2="17.2cm" svg:y2="1.9cm">
          <text:p/>
        </draw:line>
        <draw:custom-shape draw:style-name="gr23" draw:text-style-name="P11" draw:layer="layout" svg:width="18.025cm" svg:height="5.1cm" svg:x="1.579cm" svg:y="3.3cm">
          <text:p text:style-name="P10">Lorem ipsum dolor sit amet, consectetur adipiscing</text:p>
          <text:p text:style-name="P11"><text:s/>elit. Vivamus a mollis metus. Phasellus sed est nibh, </text:p>
          <text:p text:style-name="P11"><text:s/>sed hendrerit mi. Vestibulum rutrum, urna vel congue</text:p>
          <text:p text:style-name="P11"><text:s/>malesuada, arcu diam tristique nunc, at interdum dui mauris </text:p>
          <text:p text:style-name="P11"><text:s/>eget velit. Quisque ut orci purus. Etiam tempor sagittis ligula</text:p>
          <text:p text:style-name="P11"><text:s/>eu fringilla. Nunc accumsan porttitor libero, in semper erat</text:p>
          <text:p text:style-name="P11"><text:s text:c="8"/>sodales at.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2" draw:layer="layout" svg:width="3.252cm" svg:height="0.9cm" svg:x="16.248cm" svg:y="3.5cm">
          <text:p text:style-name="P12"><text:span text:style-name="T10">14:14:14 18/01/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18cm" svg:height="1.4cm" svg:x="1.6cm" svg:y="8.7cm">
          <text:p text:style-name="P13"><text:span text:style-name="T11">Tap to Reply</text:span></text:p>
          <draw:enhanced-geometry svg:viewBox="0 0 21600 21600" draw:path-stretchpoint-x="10800" draw:path-stretchpoint-y="10800" draw:text-areas="?f3 ?f4 ?f5 ?f6" draw:type="round-rectangle" draw:modifiers="8464.239828693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draw:layer="layout" svg:width="0.3cm" svg:height="0.1cm" svg:x="16.5cm" svg:y="4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3cm" svg:height="0.3cm" draw:transform="rotate (0.785398163397448) translate (2.338cm 7.85cm)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2.5cm" svg:y1="7.9cm" svg:x2="2.2cm" svg:y2="8.2cm">
          <text:p/>
        </draw:line>
        <draw:frame draw:style-name="gr28" draw:text-style-name="P14" draw:layer="layout" svg:width="1.3cm" svg:height="1.826cm" svg:x="18.3cm" svg:y="7.2cm">
          <draw:text-box>
            <text:p text:style-name="P14"><text:span text:style-name="T12">“</text:span></text:p>
          </draw:text-box>
        </draw:frame>
      </draw:page>
      <draw:page draw:name="page3" draw:style-name="dp1" draw:master-page-name="Default">
        <draw:custom-shape draw:style-name="gr29" draw:text-style-name="P2" draw:layer="layout" svg:width="19cm" svg:height="1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739cm" svg:height="0.718cm" draw:transform="rotate (2.35619449019234) translate (1.392cm 2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0" draw:text-style-name="P2" draw:layer="layout" svg:x1="2.6cm" svg:y1="1.5cm" svg:x2="18.2cm" svg:y2="1.5cm">
          <text:p/>
        </draw:line>
        <draw:line draw:style-name="gr31" draw:text-style-name="P2" draw:layer="layout" svg:x1="9.6cm" svg:y1="1.5cm" svg:x2="2.6cm" svg:y2="1.5cm">
          <text:p/>
        </draw:line>
        <draw:custom-shape draw:style-name="gr32" draw:text-style-name="P2" draw:layer="layout" svg:width="0.4cm" svg:height="0.5cm" svg:x="9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19cm" svg:y1="1.2cm" svg:x2="19.7cm" svg:y2="1.9cm">
          <text:p/>
        </draw:line>
        <draw:line draw:style-name="gr33" draw:text-style-name="P2" draw:layer="layout" svg:x1="19.7cm" svg:y1="1.2cm" svg:x2="19cm" svg:y2="1.8cm">
          <text:p/>
        </draw:line>
        <draw:custom-shape draw:style-name="gr34" draw:text-style-name="P4" draw:layer="layout" svg:width="19cm" svg:height="1.2cm" svg:x="1cm" svg:y="5cm">
          <text:p text:style-name="P2"><text:span text:style-name="T3">Lorem ipsum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0.9cm" svg:height="0.8cm" svg:x="17.6cm" svg:y="5.2cm">
          <text:p text:style-name="P15"><text:span text:style-name="T13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0.8cm" svg:height="0.5cm" svg:x="18.9cm" svg:y="5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0.8cm" svg:height="0.5cm" draw:transform="rotate (0.785398163397448) translate (18.84cm 5.756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5cm" svg:height="0.7cm" svg:x="1.4cm" svg:y="5.2cm">
          <text:p text:style-name="P17"><text:span text:style-name="T14">Done</text:span></text:p>
          <draw:enhanced-geometry svg:viewBox="0 0 21600 21600" draw:path-stretchpoint-x="10800" draw:path-stretchpoint-y="10800" draw:text-areas="?f3 ?f4 ?f5 ?f6" draw:type="round-rectangle" draw:modifiers="7826.53352353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38" draw:text-style-name="P2" draw:layer="layout" svg:width="0.625cm" svg:height="0.556cm" draw:transform="skewX (0.36634460999361) rotate (0.855036800552022) translate (3.47260554276789cm 5.91893848292692cm)" svg:viewBox="0 0 626 557" svg:d="m0 30c265-111 487 109 626 301l-35 226">
            <text:p/>
          </draw:path>
          <draw:path draw:style-name="gr38" draw:text-style-name="P2" draw:layer="layout" svg:width="0.268cm" svg:height="0.029cm" draw:transform="skewX (-0.0370009801422798) rotate (0.112224670903235) translate (3.7023598820059cm 5.94704797047971cm)" svg:viewBox="0 0 269 30" svg:d="m0 0 269 3-4 27">
            <text:p/>
          </draw:path>
          <draw:path draw:style-name="gr38" draw:text-style-name="P2" draw:layer="layout" svg:width="0.654cm" svg:height="1.091cm" draw:transform="skewX (-0.00314159265358977) rotate (1.24738681640035) translate (3.29406664343583cm 5.81140836787904cm)" svg:viewBox="0 0 655 1092" svg:d="m0 6c287-46 815 166 608 560l-17 288-237 136-135 102">
            <text:p/>
          </draw:path>
        </draw:g>
        <draw:custom-shape draw:style-name="gr39" draw:text-style-name="P4" draw:layer="layout" svg:width="19cm" svg:height="1.1cm" svg:x="1cm" svg:y="9.2cm">
          <text:p text:style-name="P4"><text:span text:style-name="T3">Select Inbox to Move waves</text:span></text:p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19.2cm" svg:y1="9.4cm" svg:x2="19.8cm" svg:y2="10.1cm">
          <text:p/>
        </draw:line>
        <draw:line draw:style-name="gr40" draw:text-style-name="P2" draw:layer="layout" svg:x1="19.8cm" svg:y1="9.4cm" svg:x2="19.2cm" svg:y2="10.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iOS_20_toolbar" draw:display-name="iOS toolbar" draw:style="linear" draw:start-color="#ffffff" draw:end-color="#c0c0c0" draw:start-intensity="100%" draw:end-intensity="100%" draw:angle="0" draw:border="0%"/>
    <draw:hatch draw:name="Black_20_90_20_Degrees" draw:display-name="Black 90 Degrees" draw:style="single" draw:color="#000000" draw:distance="0.102cm" draw:rotation="900"/>
    <draw:fill-image draw:name="Empty" xlink:href="Pictures/1000000000000008000000083117E283.png" xlink:type="simple" xlink:show="embed" xlink:actuate="onLoad"/>
    <draw:fill-image draw:name="Linen" xlink:href="Pictures/100000000000005E0000005EB866A8A7.png" xlink:type="simple" xlink:show="embed" xlink:actuate="onLoad"/>
    <draw:fill-image draw:name="Parchment" xlink:href="Pictures/100000000000000800000008F2177948.png" xlink:type="simple" xlink:show="embed" xlink:actuate="onLoad"/>
    <draw:fill-image draw:name="Pattern" xlink:href="Pictures/100000000000005E0000005EB4395528.png" xlink:type="simple" xlink:show="embed" xlink:actuate="onLoad"/>
    <draw:fill-image draw:name="Pebbles" xlink:href="Pictures/100000000000005E0000005E8FB2B48D.png" xlink:type="simple" xlink:show="embed" xlink:actuate="onLoad"/>
    <draw:fill-image draw:name="Red_20_Wall" draw:display-name="Red Wall" xlink:href="Pictures/100000000000005E0000005E1885C8B6.png" xlink:type="simple" xlink:show="embed" xlink:actuate="onLoad"/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Cochrane</meta:initial-creator>
    <meta:creation-date>2012-01-18T12:50:10</meta:creation-date>
    <dc:date>2012-01-18T15:07:11</dc:date>
    <dc:creator>Adrian Cochrane</dc:creator>
    <meta:editing-duration>PT13M57S</meta:editing-duration>
    <meta:editing-cycles>2</meta:editing-cycles>
    <meta:generator>LibreOffice/3.4$Linux LibreOffice_project/340m1$Build-402</meta:generator>
    <meta:document-statistic meta:object-count="105"/>
  </office:meta>
</office:document-meta>
</file>